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inimum latency between last input and first output (cycles)</text:p>
          </table:table-cell>
        </table:table-row>
        <table:table-row table:style-name="ro1">
          <table:table-cell office:value-type="string" calcext:value-type="string">
            <text:p>adap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se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_lv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_lvl_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op_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ward_lvl_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c_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ward_lvl_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parse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ap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SUM([.B2:.B18])" office:value-type="float" office:value="323" calcext:value-type="float">
            <text:p>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3:03:32.822743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45:57.110174633</meta:creation-date>
    <dc:date>2018-02-21T17:42:35.837019140</dc:date>
    <meta:editing-duration>PT3H20M59S</meta:editing-duration>
    <meta:editing-cycles>4</meta:editing-cycles>
    <meta:generator>LibreOffice/5.1.6.2$Linux_X86_64 LibreOffice_project/10m0$Build-2</meta:generator>
    <meta:document-statistic meta:table-count="1" meta:cell-count="36" meta:object-count="0"/>
  </office:meta>
</office:document-meta>
</file>